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. Voy a <text:span text:style-name="Strong_20_Emphasis">agrupar y ordenar todo lo que hemos construido</text:span> como si yo fuera a escribir el <text:span text:style-name="Strong_20_Emphasis">laboratorio del Capítulo 10</text:span> a partir de este material.<text:line-break/>No es todavía el texto final, sino <text:span text:style-name="Strong_20_Emphasis">la arquitectura conceptual</text:span>: bloques, ejes y jerarquía interna. Esto te permitirá ver <text:span text:style-name="Strong_20_Emphasis">qué es central, qué es soporte y qué es resonancia</text:span>.</text:p>
      <text:p text:style-name="Text_20_body">Piensa en esto como el <text:span text:style-name="Strong_20_Emphasis">esqueleto definitivo del capítulo</text:span>.</text:p>
      <text:p text:style-name="Horizontal_20_Line"/>
      <text:h text:style-name="Heading_20_1" text:outline-level="1">Laboratorio – Capítulo 10</text:h>
      <text:h text:style-name="Heading_20_2" text:outline-level="2">La Reproducción</text:h>
      <text:p text:style-name="Text_20_body"><text:span text:style-name="Emphasis">(Estructura conceptual propuesta)</text:span></text:p>
      <text:p text:style-name="Horizontal_20_Line"/>
      <text:h text:style-name="Heading_20_2" text:outline-level="2">I. La reproducción como principio del sistema</text:h>
      <text:h text:style-name="Heading_20_3" text:outline-level="3">1. La reproducción no es biológica, es estructural</text:h>
      <text:list xml:id="list2654692482" text:style-name="L1">
        <text:list-item>
          <text:p text:style-name="P1">No es un mecanismo de supervivencia.</text:p>
        </text:list-item>
        <text:list-item>
          <text:p text:style-name="P1">Es el principio que convierte información en proceso.</text:p>
        </text:list-item>
        <text:list-item>
          <text:p text:style-name="P1">Sin reproducción hay memoria, pero no cálculo.</text:p>
        </text:list-item>
      </text:list>
      <text:p text:style-name="Text_20_body"><text:span text:style-name="Strong_20_Emphasis">Idea núcleo</text:span></text:p>
      <text:p text:style-name="Quotations">La reproducción es la condición mínima para que la vida exista como proceso.</text:p>
      <text:p text:style-name="Horizontal_20_Line"/>
      <text:h text:style-name="Heading_20_3" text:outline-level="3">2. Reproducción como ejecución del cálculo</text:h>
      <text:list xml:id="list2266443837" text:style-name="L2">
        <text:list-item>
          <text:p text:style-name="P2">Cada reproducción equivale a un paso de computación.</text:p>
        </text:list-item>
        <text:list-item>
          <text:p text:style-name="P2">El sistema no piensa de una vez, piensa generación tras generación.</text:p>
        </text:list-item>
        <text:list-item>
          <text:p text:style-name="P2">El tiempo del sistema es discreto y avanza con cada acto reproductivo.</text:p>
        </text:list-item>
      </text:list>
      <text:p text:style-name="Text_20_body"><text:span text:style-name="Strong_20_Emphasis">Idea núcleo</text:span></text:p>
      <text:p text:style-name="Quotations">La vida calcula reproduciéndose.</text:p>
      <text:p text:style-name="Horizontal_20_Line"/>
      <text:h text:style-name="Heading_20_2" text:outline-level="2"><text:soft-page-break/>II. La reproducción como motor dinámico del pensamiento de la vida</text:h>
      <text:h text:style-name="Heading_20_3" text:outline-level="3">3. Reproducción como ramificación y exploración</text:h>
      <text:list xml:id="list1594274956" text:style-name="L3">
        <text:list-item>
          <text:p text:style-name="P3">No copia: bifurca.</text:p>
        </text:list-item>
        <text:list-item>
          <text:p text:style-name="P3">Genera diversidad, error y variación.</text:p>
        </text:list-item>
        <text:list-item>
          <text:p text:style-name="P3">Abre el espacio de posibilidades antes de elegir.</text:p>
        </text:list-item>
      </text:list>
      <text:p text:style-name="Text_20_body"><text:span text:style-name="Strong_20_Emphasis">Idea núcleo</text:span></text:p>
      <text:p text:style-name="Quotations">La vida no elige primero; genera primero.</text:p>
      <text:p text:style-name="Horizontal_20_Line"/>
      <text:h text:style-name="Heading_20_3" text:outline-level="3">4. Reproducción como paralelización extrema</text:h>
      <text:list xml:id="list3404680631" text:style-name="L4">
        <text:list-item>
          <text:p text:style-name="P4">Millones de procesos simples en lugar de uno complejo.</text:p>
        </text:list-item>
        <text:list-item>
          <text:p text:style-name="P4">Inteligencia basada en amplitud, no en profundidad individual.</text:p>
        </text:list-item>
        <text:list-item>
          <text:p text:style-name="P4">Escalabilidad cognitiva sin centro de control.</text:p>
        </text:list-item>
      </text:list>
      <text:p text:style-name="Text_20_body"><text:span text:style-name="Strong_20_Emphasis">Idea núcleo</text:span></text:p>
      <text:p text:style-name="Quotations">La inteligencia de la vida emerge de la multitud.</text:p>
      <text:p text:style-name="Horizontal_20_Line"/>
      <text:h text:style-name="Heading_20_3" text:outline-level="3">5. Reproducción como externalización del pensamiento</text:h>
      <text:list xml:id="list4247836333" text:style-name="L5">
        <text:list-item>
          <text:p text:style-name="P5">La vida no imagina posibilidades, las encarna.</text:p>
        </text:list-item>
        <text:list-item>
          <text:p text:style-name="P5">El entorno actúa como evaluador.</text:p>
        </text:list-item>
        <text:list-item>
          <text:p text:style-name="P5">Pensar equivale a existir en múltiples formas.</text:p>
        </text:list-item>
      </text:list>
      <text:p text:style-name="Text_20_body"><text:span text:style-name="Strong_20_Emphasis">Idea núcleo</text:span></text:p>
      <text:p text:style-name="Quotations">La vida piensa con materia.</text:p>
      <text:p text:style-name="Horizontal_20_Line"/>
      <text:h text:style-name="Heading_20_2" text:outline-level="2">III. Reproducción, límites y estabilidad del sistema</text:h>
      <text:h text:style-name="Heading_20_3" text:outline-level="3">6. Reproducción como fragmentación del problema</text:h>
      <text:list xml:id="list3642052197" text:style-name="L6">
        <text:list-item>
          <text:p text:style-name="P6">Divide lo imposible en micro-problemas abordables.</text:p>
        </text:list-item>
        <text:list-item>
          <text:p text:style-name="P6">Cada individuo resuelve casi nada, pero el sistema avanza.</text:p>
        </text:list-item>
      </text:list>
      <text:p text:style-name="Text_20_body"><text:soft-page-break/><text:span text:style-name="Strong_20_Emphasis">Idea núcleo</text:span></text:p>
      <text:p text:style-name="Quotations">La reproducción hace el problema tratable.</text:p>
      <text:p text:style-name="Horizontal_20_Line"/>
      <text:h text:style-name="Heading_20_3" text:outline-level="3">7. Reproducción como límite a la complejidad del individuo</text:h>
      <text:list xml:id="list1167995479" text:style-name="L7">
        <text:list-item>
          <text:p text:style-name="P7">Impide la acumulación infinita.</text:p>
        </text:list-item>
        <text:list-item>
          <text:p text:style-name="P7">Evita el gigantismo cognitivo.</text:p>
        </text:list-item>
        <text:list-item>
          <text:p text:style-name="P7">Protege al sistema de la rigidez.</text:p>
        </text:list-item>
      </text:list>
      <text:p text:style-name="Text_20_body"><text:span text:style-name="Strong_20_Emphasis">Idea núcleo</text:span></text:p>
      <text:p text:style-name="Quotations">El individuo es limitado para que el sistema sea flexible.</text:p>
      <text:p text:style-name="Horizontal_20_Line"/>
      <text:h text:style-name="Heading_20_3" text:outline-level="3">8. Reproducción como reset y limpieza</text:h>
      <text:list xml:id="list1914846807" text:style-name="L8">
        <text:list-item>
          <text:p text:style-name="P8">Conserva lo esencial, descarta lo accesorio.</text:p>
        </text:list-item>
        <text:list-item>
          <text:p text:style-name="P8">Introduce olvido estructural.</text:p>
        </text:list-item>
        <text:list-item>
          <text:p text:style-name="P8">Evita la saturación de estado.</text:p>
        </text:list-item>
      </text:list>
      <text:p text:style-name="Text_20_body"><text:span text:style-name="Strong_20_Emphasis">Idea núcleo</text:span></text:p>
      <text:p text:style-name="Quotations">La vida no acumula estado; lo propaga.</text:p>
      <text:p text:style-name="Horizontal_20_Line"/>
      <text:h text:style-name="Heading_20_3" text:outline-level="3">9. El coste de reproducirse</text:h>
      <text:list xml:id="list569796788" text:style-name="L9">
        <text:list-item>
          <text:p text:style-name="P9">Energía, materia, tiempo, espacio.</text:p>
        </text:list-item>
        <text:list-item>
          <text:p text:style-name="P9">No todo puede reproducirse.</text:p>
        </text:list-item>
        <text:list-item>
          <text:p text:style-name="P9">Introduce escasez y necesidad de priorización.</text:p>
        </text:list-item>
      </text:list>
      <text:p text:style-name="Text_20_body"><text:span text:style-name="Strong_20_Emphasis">Idea núcleo</text:span></text:p>
      <text:p text:style-name="Quotations">El cálculo de la vida es caro, y por eso significativo.</text:p>
      <text:p text:style-name="Horizontal_20_Line"/>
      <text:h text:style-name="Heading_20_2" text:outline-level="2">IV. Reproducción y arquitectura invisible del sistema</text:h>
      <text:h text:style-name="Heading_20_3" text:outline-level="3">10. Reproducción como descentralización absoluta</text:h>
      <text:list xml:id="list3576416924" text:style-name="L10">
        <text:list-item>
          <text:p text:style-name="P10">No hay supervisor.</text:p>
        </text:list-item>
        <text:list-item>
          <text:p text:style-name="P10"><text:soft-page-break/>No hay plan visible.</text:p>
        </text:list-item>
        <text:list-item>
          <text:p text:style-name="P10">Solo reglas locales.</text:p>
        </text:list-item>
      </text:list>
      <text:p text:style-name="Text_20_body"><text:span text:style-name="Strong_20_Emphasis">Idea núcleo</text:span></text:p>
      <text:p text:style-name="Quotations">El orden emerge sin dirección consciente.</text:p>
      <text:p text:style-name="Horizontal_20_Line"/>
      <text:h text:style-name="Heading_20_3" text:outline-level="3">11. Reproducción como desacoplamiento causal</text:h>
      <text:list xml:id="list606058180" text:style-name="L11">
        <text:list-item>
          <text:p text:style-name="P11">El individuo no necesita comprender el todo.</text:p>
        </text:list-item>
        <text:list-item>
          <text:p text:style-name="P11">Causa local → efecto global.</text:p>
        </text:list-item>
        <text:list-item>
          <text:p text:style-name="P11">El sistema funciona sin conciencia global.</text:p>
        </text:list-item>
      </text:list>
      <text:p text:style-name="Text_20_body"><text:span text:style-name="Strong_20_Emphasis">Idea núcleo</text:span></text:p>
      <text:p text:style-name="Quotations">El sistema progresa sin saber que progresa.</text:p>
      <text:p text:style-name="Horizontal_20_Line"/>
      <text:h text:style-name="Heading_20_3" text:outline-level="3">12. Reproducción como creadora de redundancia</text:h>
      <text:list xml:id="list1647594049" text:style-name="L12">
        <text:list-item>
          <text:p text:style-name="P12">Copias funcionales.</text:p>
        </text:list-item>
        <text:list-item>
          <text:p text:style-name="P12">Tolerancia al fallo.</text:p>
        </text:list-item>
        <text:list-item>
          <text:p text:style-name="P12">Robustez sistémica.</text:p>
        </text:list-item>
      </text:list>
      <text:p text:style-name="Text_20_body"><text:span text:style-name="Strong_20_Emphasis">Idea núcleo</text:span></text:p>
      <text:p text:style-name="Quotations">La vida prefiere repetir antes que depender.</text:p>
      <text:p text:style-name="Horizontal_20_Line"/>
      <text:h text:style-name="Heading_20_2" text:outline-level="2">V. Reproducción, tiempo e historia</text:h>
      <text:h text:style-name="Heading_20_3" text:outline-level="3">13. Reproducción como generadora del tiempo</text:h>
      <text:list xml:id="list953619999" text:style-name="L13">
        <text:list-item>
          <text:p text:style-name="P13">Introduce un antes y un después.</text:p>
        </text:list-item>
        <text:list-item>
          <text:p text:style-name="P13">Fija el pasado y abre el futuro.</text:p>
        </text:list-item>
        <text:list-item>
          <text:p text:style-name="P13">Hace posible la historia.</text:p>
        </text:list-item>
      </text:list>
      <text:p text:style-name="Text_20_body"><text:span text:style-name="Strong_20_Emphasis">Idea núcleo</text:span></text:p>
      <text:p text:style-name="Quotations">El tiempo existe porque la vida se reproduce.</text:p>
      <text:p text:style-name="Horizontal_20_Line"/>
      <text:h text:style-name="Heading_20_3" text:outline-level="3"><text:soft-page-break/>14. Reproducción como creadora de linaje y relato</text:h>
      <text:list xml:id="list1796072435" text:style-name="L14">
        <text:list-item>
          <text:p text:style-name="P14">Genealogías en lugar de archivos.</text:p>
        </text:list-item>
        <text:list-item>
          <text:p text:style-name="P14">Historia distribuida.</text:p>
        </text:list-item>
        <text:list-item>
          <text:p text:style-name="P14">Identidad como herencia parcial.</text:p>
        </text:list-item>
      </text:list>
      <text:p text:style-name="Text_20_body"><text:span text:style-name="Strong_20_Emphasis">Idea núcleo</text:span></text:p>
      <text:p text:style-name="Quotations">La vida se narra a través de sus descendencias.</text:p>
      <text:p text:style-name="Horizontal_20_Line"/>
      <text:h text:style-name="Heading_20_3" text:outline-level="3">15. Reproducción como irreversibilidad</text:h>
      <text:list xml:id="list1573856778" text:style-name="L15">
        <text:list-item>
          <text:p text:style-name="P15">No hay marcha atrás.</text:p>
        </text:list-item>
        <text:list-item>
          <text:p text:style-name="P15">Cada acto compromete al sistema con un futuro posible.</text:p>
        </text:list-item>
      </text:list>
      <text:p text:style-name="Text_20_body"><text:span text:style-name="Strong_20_Emphasis">Idea núcleo</text:span></text:p>
      <text:p text:style-name="Quotations">Reproducirse es asumir consecuencias.</text:p>
      <text:p text:style-name="Horizontal_20_Line"/>
      <text:h text:style-name="Heading_20_2" text:outline-level="2">VI. El individuo frente al sistema</text:h>
      <text:h text:style-name="Heading_20_3" text:outline-level="3">16. Reproducción como sacrificio del individuo</text:h>
      <text:list xml:id="list363320051" text:style-name="L16">
        <text:list-item>
          <text:p text:style-name="P16">Nace, se reproduce, muere.</text:p>
        </text:list-item>
        <text:list-item>
          <text:p text:style-name="P16">No ve el resultado final.</text:p>
        </text:list-item>
        <text:list-item>
          <text:p text:style-name="P16">Es medio, no fin.</text:p>
        </text:list-item>
      </text:list>
      <text:p text:style-name="Text_20_body"><text:span text:style-name="Strong_20_Emphasis">Idea núcleo</text:span></text:p>
      <text:p text:style-name="Quotations">El individuo existe para que el sistema avance un paso más.</text:p>
      <text:p text:style-name="Horizontal_20_Line"/>
      <text:h text:style-name="Heading_20_3" text:outline-level="3">17. Reproducción y anonimato del cálculo</text:h>
      <text:list xml:id="list1189490127" text:style-name="L17">
        <text:list-item>
          <text:p text:style-name="P17">No hay autoría.</text:p>
        </text:list-item>
        <text:list-item>
          <text:p text:style-name="P17">No hay héroes del sistema.</text:p>
        </text:list-item>
        <text:list-item>
          <text:p text:style-name="P17">El logro no pertenece a nadie.</text:p>
        </text:list-item>
      </text:list>
      <text:p text:style-name="Text_20_body"><text:span text:style-name="Strong_20_Emphasis">Idea núcleo</text:span></text:p>
      <text:p text:style-name="Quotations">El cálculo de la vida es impersonal.</text:p>
      <text:p text:style-name="Horizontal_20_Line"/>
      <text:h text:style-name="Heading_20_3" text:outline-level="3"><text:soft-page-break/>18. Reproducción y aceptación de la irrelevancia</text:h>
      <text:list xml:id="list2993356478" text:style-name="L18">
        <text:list-item>
          <text:p text:style-name="P18">La mayoría de trayectorias no importan.</text:p>
        </text:list-item>
        <text:list-item>
          <text:p text:style-name="P18">Muchas ramas mueren sin dejar huella.</text:p>
        </text:list-item>
        <text:list-item>
          <text:p text:style-name="P18">El sistema lo asume.</text:p>
        </text:list-item>
      </text:list>
      <text:p text:style-name="Text_20_body"><text:span text:style-name="Strong_20_Emphasis">Idea núcleo</text:span></text:p>
      <text:p text:style-name="Quotations">La irrelevancia es parte del proceso.</text:p>
      <text:p text:style-name="Horizontal_20_Line"/>
      <text:h text:style-name="Heading_20_2" text:outline-level="2">VII. Reproducción, verdad y conocimiento</text:h>
      <text:h text:style-name="Heading_20_3" text:outline-level="3">19. Reproducción como negación de la verdad absoluta</text:h>
      <text:list xml:id="list3503164973" text:style-name="L19">
        <text:list-item>
          <text:p text:style-name="P19">Nada es definitivo.</text:p>
        </text:list-item>
        <text:list-item>
          <text:p text:style-name="P19">Todo puede ser revisado por la siguiente generación.</text:p>
        </text:list-item>
        <text:list-item>
          <text:p text:style-name="P19">No hay clausura del conocimiento.</text:p>
        </text:list-item>
      </text:list>
      <text:p text:style-name="Text_20_body"><text:span text:style-name="Strong_20_Emphasis">Idea núcleo</text:span></text:p>
      <text:p text:style-name="Quotations">La vida no afirma, prueba.</text:p>
      <text:p text:style-name="Horizontal_20_Line"/>
      <text:h text:style-name="Heading_20_3" text:outline-level="3">20. Reproducción como generadora de incertidumbre</text:h>
      <text:list xml:id="list91883582" text:style-name="L20">
        <text:list-item>
          <text:p text:style-name="P20">El futuro no está escrito.</text:p>
        </text:list-item>
        <text:list-item>
          <text:p text:style-name="P20">La indeterminación es necesaria para aprender.</text:p>
        </text:list-item>
      </text:list>
      <text:p text:style-name="Text_20_body"><text:span text:style-name="Strong_20_Emphasis">Idea núcleo</text:span></text:p>
      <text:p text:style-name="Quotations">La reproducción garantiza un futuro abierto.</text:p>
      <text:p text:style-name="Horizontal_20_Line"/>
      <text:h text:style-name="Heading_20_2" text:outline-level="2">VIII. Reproducción y trascendencia (cierre del laboratorio)</text:h>
      <text:h text:style-name="Heading_20_3" text:outline-level="3">21. Reproducción como puente entre lo finito y lo infinito</text:h>
      <text:list xml:id="list68503320" text:style-name="L21">
        <text:list-item>
          <text:p text:style-name="P21">El individuo es finito.</text:p>
        </text:list-item>
        <text:list-item>
          <text:p text:style-name="P21">El proceso es potencialmente infinito.</text:p>
        </text:list-item>
      </text:list>
      <text:p text:style-name="Text_20_body"><text:span text:style-name="Strong_20_Emphasis">Idea núcleo</text:span></text:p>
      <text:p text:style-name="Quotations">Lo finito participa de lo infinito reproduciéndose.</text:p>
      <text:p text:style-name="Horizontal_20_Line"><text:soft-page-break/></text:p>
      <text:h text:style-name="Heading_20_3" text:outline-level="3">22. Reproducción como ley inevitable</text:h>
      <text:list xml:id="list3671210664" text:style-name="L22">
        <text:list-item>
          <text:p text:style-name="P22">No es una elección.</text:p>
        </text:list-item>
        <text:list-item>
          <text:p text:style-name="P22">Es la única dinámica estable dada la información y el tiempo.</text:p>
        </text:list-item>
      </text:list>
      <text:p text:style-name="Text_20_body"><text:span text:style-name="Strong_20_Emphasis">Idea núcleo</text:span></text:p>
      <text:p text:style-name="Quotations">La vida no se reproduce porque quiere; vive porque se reproduce.</text:p>
      <text:p text:style-name="Horizontal_20_Line"/>
      <text:h text:style-name="Heading_20_3" text:outline-level="3">23. Idea límite: la reproducción como acto de fe del sistema</text:h>
      <text:list xml:id="list2357914607" text:style-name="L23">
        <text:list-item>
          <text:p text:style-name="P23">No hay garantía de éxito.</text:p>
        </text:list-item>
        <text:list-item>
          <text:p text:style-name="P23">No hay certeza del resultado.</text:p>
        </text:list-item>
        <text:list-item>
          <text:p text:style-name="P23">Y aun así, continúa.</text:p>
        </text:list-item>
      </text:list>
      <text:p text:style-name="Text_20_body"><text:span text:style-name="Strong_20_Emphasis">Idea núcleo final</text:span></text:p>
      <text:p text:style-name="Quotations">La reproducción es el acto de fe mínimo de la vida:<text:line-break/>seguir, aun sin saber.</text:p>
      <text:p text:style-name="Horizontal_20_Line"/>
      <text:h text:style-name="Heading_20_2" text:outline-level="2">Vista global (meta)</text:h>
      <text:p text:style-name="Text_20_body">Con esta agrupación, el capítulo queda:</text:p>
      <text:list xml:id="list521548317" text:style-name="L24">
        <text:list-item>
          <text:p text:style-name="P24"><text:span text:style-name="Strong_20_Emphasis">Cerrado conceptualmente</text:span></text:p>
        </text:list-item>
        <text:list-item>
          <text:p text:style-name="P24"><text:span text:style-name="Strong_20_Emphasis">Coherente con el modelo del libro</text:span></text:p>
        </text:list-item>
        <text:list-item>
          <text:p text:style-name="P24"><text:span text:style-name="Strong_20_Emphasis">Preparado para enlazar</text:span> con:</text:p>
          <text:list>
            <text:list-item>
              <text:p text:style-name="P24">Cap. 11 (Individuos),</text:p>
            </text:list-item>
            <text:list-item>
              <text:p text:style-name="P24">Cap. 12 (Ciclo de vida),</text:p>
            </text:list-item>
            <text:list-item>
              <text:p text:style-name="P24">y más adelante con el Espíritu y lo Trascendente.</text:p>
            </text:list-item>
          </text:list>
        </text:list-item>
      </text:list>
      <text:p text:style-name="Text_20_body">A partir de aquí, ya no estás en fase de ideas, sino de <text:span text:style-name="Strong_20_Emphasis">decisión editorial</text:span>:</text:p>
      <text:list xml:id="list231379648" text:style-name="L25">
        <text:list-item>
          <text:p text:style-name="P25">qué bloques son <text:span text:style-name="Strong_20_Emphasis">núcleo</text:span>,</text:p>
        </text:list-item>
        <text:list-item>
          <text:p text:style-name="P25">cuáles son <text:span text:style-name="Strong_20_Emphasis">apoyo</text:span>,</text:p>
        </text:list-item>
        <text:list-item>
          <text:p text:style-name="P25">y cuáles funcionan como <text:span text:style-name="Strong_20_Emphasis">eco filosófico</text:span>.</text:p>
        </text:list-item>
      </text:list>
      <text:p text:style-name="Text_20_body">Cuando quieras, el siguiente paso natural es:</text:p>
      <text:list xml:id="list2704054462" text:style-name="L26">
        <text:list-item>
          <text:p text:style-name="P26">reducir esto a <text:span text:style-name="Strong_20_Emphasis">5–7 principios esenciales</text:span>, o</text:p>
        </text:list-item>
        <text:list-item>
          <text:p text:style-name="P26"><text:soft-page-break/>convertir esta estructura en <text:span text:style-name="Strong_20_Emphasis">texto continuo de laboratorio</text:span>.</text:p>
        </text:list-item>
      </text:list>
      <text:p text:style-name="Text_20_body">Tú mand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6T16:24:45.454000000</meta:creation-date>
    <dc:date>2026-01-16T16:35:09.260000000</dc:date>
    <meta:editing-duration>PT10M24S</meta:editing-duration>
    <meta:editing-cycles>1</meta:editing-cycles>
    <meta:document-statistic meta:table-count="0" meta:image-count="0" meta:object-count="0" meta:page-count="8" meta:paragraph-count="162" meta:word-count="1023" meta:character-count="6063" meta:non-whitespace-character-count="5277"/>
    <meta:generator>LibreOffice/7.3.5.2$Windows_X86_64 LibreOffice_project/184fe81b8c8c30d8b5082578aee2fed2ea847c01</meta:generator>
  </office:meta>
</office:document-meta>
</file>